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variant="normal" fo:text-transform="none" fo:color="#0033cc" style:text-line-through-style="none" style:font-name="Tahoma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333333" style:font-name="Tahoma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style:text-line-through-style="none" style:font-name="Tahoma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style:font-name="Tahoma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text-line-through-style="none" style:font-name="Tahoma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text-line-through-style="none" style:font-name="Tahoma" fo:font-size="12pt" fo:letter-spacing="normal" fo:font-style="normal" style:text-underline-style="solid" style:text-underline-width="auto" style:text-underline-color="font-color" fo:font-weight="normal" style:text-blinking="false" fo:background-color="transparent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text-line-through-style="none" style:font-name="Tahoma" fo:font-size="12pt" fo:letter-spacing="normal" fo:font-style="normal" style:text-underline-style="solid" style:text-underline-width="auto" style:text-underline-color="font-color" fo:font-weight="bold" style:text-blinking="false" fo:background-color="transparent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000000" style:text-line-through-style="none" style:font-name="Tahoma" fo:font-size="14pt" fo:letter-spacing="normal" fo:font-style="normal" style:text-underline-style="solid" style:text-underline-width="auto" style:text-underline-color="font-color" fo:font-weight="bold" style:text-blinking="false" fo:background-color="transparent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0000" style:font-name="Tahoma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Tahoma" fo:font-size="12pt" fo:letter-spacing="normal" fo:font-style="normal" style:text-underline-style="solid" style:text-underline-width="auto" style:text-underline-color="font-color" fo:font-weight="normal" fo:background-color="transparent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Tahoma" fo:font-size="12pt" fo:letter-spacing="normal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T12" style:family="text">
      <style:text-properties style:font-name="Tahoma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color="#000000" style:font-name="Tahoma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color="#000000" style:font-name="Tahoma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fo:color="#000000" style:font-name="Tahoma" fo:font-size="12pt" style:text-underline-style="none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watch-headline-title"/><text:bookmark text:name="eow-title"/><text:bookmark text:name="watch-headline-show-title"/><text:span text:style-name="T8">Liste de lecture Rock'n'Roll (1h10 environ)</text:span><text:span text:style-name="T5"><text:line-break/><text:line-break/>The Beatles - </text:span><text:span text:style-name="T11">Twist'n'Shout</text:span><text:span text:style-name="T15"><text:line-break/></text:span><text:span text:style-name="T13">Chuck Berry – Roll Over Bethoven<text:line-break/>Chuck Berry – Johnny B Good<text:line-break/>Chuck Berry – Sweet little sixteen<text:line-break/>Chuck Berry – Maybellene<text:line-break/>Eddie Cochran – Summertime Blues<text:line-break/>Eddie Cochran – Cut across Shorty<text:line-break/>Eddie Cochran – Jeannie Jeannie Jeannie<text:line-break/>Blues Brothers - Everybody Needs Somebody To Love<text:line-break/>Elvis Presley – Jailhouse Rock<text:line-break/>Elvis Presley – That's All Right<text:line-break/>Elvis Presley – Blue Suede Shoes<text:line-break/>Elvis Presley – Party<text:line-break/>Elvis Presley – Burning Love<text:line-break/>Fats Domino – I'm Walkin'<text:line-break/>Gene Vincent – Say Mama<text:line-break/>Jerry Lee Lewis – Whole Lotta Shakin' Goin' On<text:line-break/>Esquerita – Hole In My Heart<text:line-break/>Little Richard – Tutti Frutti<text:line-break/>Little Richard – Rip it up<text:line-break/>Little Richard -Jenny Jenny<text:line-break/>Little Richard – Lucille<text:line-break/>Buddy Holly – Shake Rattle and Roll<text:line-break/>Buddy holy – Peggy Sue<text:line-break/>Bill Halley &amp; the Comets – Rock arout the clock<text:line-break/>Bill Halley – See You Later Alligator<text:line-break/>The Baseballs – Umbrella<text:line-break/>The Baseballs - Hot'n'Cold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a gwen</meta:initial-creator>
    <meta:creation-date>2011-05-08T12:18:34.16</meta:creation-date>
    <meta:document-statistic meta:table-count="0" meta:image-count="0" meta:object-count="0" meta:page-count="1" meta:paragraph-count="1" meta:word-count="164" meta:character-count="931"/>
    <dc:date>2011-05-08T12:38:27.72</dc:date>
    <dc:creator>ha gwen</dc:creator>
    <meta:editing-duration>PT00H02M02S</meta:editing-duration>
    <meta:editing-cycles>1</meta:editing-cycles>
    <meta:generator>OpenOffice.org/3.2$Win32 OpenOffice.org_project/320m18$Build-9502</meta:generator>
  </office:meta>
</office:document-meta>
</file>